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Droid Sans Fallback" svg:font-family="'Droid Sans Fallback', 'Times New Roman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20d876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0d876" officeooo:paragraph-rsid="0020d876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n" fo:country="US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4pt" style:language-complex="hi" style:country-complex="IN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21544f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24dc21" officeooo:paragraph-rsid="0024dc21" style:font-name-complex="Ari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rsid="002595bc" officeooo:paragraph-rsid="002595bc"/>
    </style:style>
    <style:style style:name="P16" style:family="paragraph" style:parent-style-name="Standard">
      <style:paragraph-properties fo:text-align="justify" style:justify-single-word="false"/>
      <style:text-properties officeooo:rsid="00278510" officeooo:paragraph-rsid="00278510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language="es" fo:country="ES" style:font-name-complex="Arial"/>
    </style:style>
    <style:style style:name="T5" style:family="text">
      <style:text-properties style:font-name="Arial" fo:language="en" fo:country="US" style:font-name-complex="Arial"/>
    </style:style>
    <style:style style:name="T6" style:family="text">
      <style:text-properties style:font-name="Arial" fo:language="en" fo:country="US" style:font-name-asian="Arial" style:font-name-complex="Arial"/>
    </style:style>
    <style:style style:name="T7" style:family="text">
      <style:text-properties style:font-name="Arial" fo:language="en" fo:country="US" fo:font-weight="bold" style:font-weight-asian="bold" style:font-name-complex="Arial" style:font-weight-complex="bold"/>
    </style:style>
    <style:style style:name="T8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0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officeooo:rsid="002154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ALAÇÃO SIAUDI</text:p>
      <text:p text:style-name="P1"/>
      <text:p text:style-name="P4">1. Instalação do Ubuntu</text:p>
      <text:p text:style-name="P1">Instale o UBUNTU (versão homologada 14.04.2 LTS) e atualize-o.</text:p>
      <text:p text:style-name="P4"/>
      <text:p text:style-name="P4"/>
      <text:p text:style-name="P4">2. Configuração do Ambiente</text:p>
      <text:p text:style-name="P4"/>
      <text:p text:style-name="P4">2.1. Instalação do Apache no Ubuntu</text:p>
      <text:p text:style-name="P1">Rode o comando: # sudo apt-get install apache2</text:p>
      <text:p text:style-name="P1"/>
      <text:p text:style-name="P4">2.2. Ativação do Módulo a2enmod </text:p>
      <text:p text:style-name="P1">Rode o comando: # sudo a2enmod rewrite</text:p>
      <text:p text:style-name="P1"/>
      <text:p text:style-name="P4">2.3. Configuração do arquivo apache2.conf</text:p>
      <text:p text:style-name="P1">Edite o arquivo: # sudo gedit /etc/apache2/apache2.conf</text:p>
      <text:p text:style-name="P9"><text:span text:style-name="T1">Procure pelas linhas com </text:span><text:span text:style-name="T3">AllowOverride None</text:span><text:span text:style-name="T1"> e troque por </text:span><text:span text:style-name="T3">AllowOverride All</text:span><text:span text:style-name="T1">.</text:span></text:p>
      <text:p text:style-name="P1"/>
      <text:p text:style-name="P4">2.4. Configuração do diretório default de carga do APACHE</text:p>
      <text:p text:style-name="P1">Edite o arquivo: # sudo gedit /etc/apache2/sites-available/000-default.conf</text:p>
      <text:p text:style-name="P9"><text:span text:style-name="T1">Procure pela linha com </text:span><text:span text:style-name="T3">DocumentRoot /var/www/html </text:span><text:span text:style-name="T1"><text:s/>e troque por </text:span><text:span text:style-name="T3">DocumentRoot /var/www/</text:span></text:p>
      <text:p text:style-name="P6"/>
      <text:p text:style-name="P4">2.5. Instalação do PHP5 e pacotes auxiliares </text:p>
      <text:p text:style-name="P1">Rode o comando: # sudo apt-get install php5 php5-dev php5-cli php5-gd php5-ldap php5-mcrypt php5-memcache php5-pgsql php-pear</text:p>
      <text:p text:style-name="P1"/>
      <text:p text:style-name="P4">2.6. Configuração do PHP</text:p>
      <text:p text:style-name="P1">Edite o arquivo: # sudo gedit /etc/php5/apache2/php.ini</text:p>
      <text:p text:style-name="P1">Procure pelas linhas abaixo e substitua pelos valores apresentados:</text:p>
      <text:p text:style-name="P7"><text:tab/>session.auto_start = 1</text:p>
      <text:p text:style-name="P7"><text:tab/>error_reporting = E_ALL &amp; ~E_DEPRECATED <text:s/>&amp; ~E_STRICT &amp; ~E_NOTICE</text:p>
      <text:p text:style-name="P7"><text:tab/>memory_limit = 1024M</text:p>
      <text:p text:style-name="P7"><text:tab/>post_max_size = 128M</text:p>
      <text:p text:style-name="P7"><text:tab/>display_errors = On</text:p>
      <text:p text:style-name="P7"><text:tab/>short_open_tag = On</text:p>
      <text:p text:style-name="P7"/>
      <text:p text:style-name="P4">2.7. Recarga do Servidor APACHE: </text:p>
      <text:p text:style-name="P1">Rode o comando: # sudo /etc/init.d/apache2 restart</text:p>
      <text:p text:style-name="P1"/>
      <text:p text:style-name="P1"/>
      <text:p text:style-name="P4">3. Instalação do Banco de Dados</text:p>
      <text:p text:style-name="P5"/>
      <text:p text:style-name="P9"><text:span text:style-name="T2">3.1. Instalação do PostgreSQL</text:span><text:span text:style-name="T3"> e PGAdmin</text:span></text:p>
      <text:p text:style-name="P1">Rode o comando: # sudo apt-get install postgresql</text:p>
      <text:p text:style-name="P9"><text:span text:style-name="T1">Rode o comando: # </text:span><text:bookmark-start text:name="__DdeLink__299_722005554"/><text:span text:style-name="T1">sudo apt-get install pgadmin3</text:span><text:bookmark-end text:name="__DdeLink__299_722005554"/></text:p>
      <text:p text:style-name="P1"/>
      <text:p text:style-name="P4">3.2. Instalação do Projeto SIAUDI no Ubuntu</text:p>
      <text:p text:style-name="P1">Copie o arquivo "siaudi2.zip" para o diretório "/var/www"</text:p>
      <text:p text:style-name="P1"><text:soft-page-break/>Rode o comando: # sudo unzip /var/www/siaudi2.zip -d /var/www</text:p>
      <text:p text:style-name="P3">Rode o comando: # cd /var/www/siaudi2</text:p>
      <text:p text:style-name="P3">Certifique-se de que as pastas assets e protected/runtime podem ser escritas pelo servidor web. Escolha um dos comandos abaixo:</text:p>
      <text:p text:style-name="P3"># sudo chmod 777 assets &amp; chmod 777 protected/runtime</text:p>
      <text:p text:style-name="P3"># sudo chown www-data:www-data assets &amp; chown www-data:www-data protected/runtime</text:p>
      <text:p text:style-name="P2"/>
      <text:p text:style-name="P1">PS.: o arquivo siaudi2.zip não é mais necessário e pode ser apagado</text:p>
      <text:p text:style-name="P1"/>
      <text:p text:style-name="P4">3.3. Criação da Base de Dados</text:p>
      <text:p text:style-name="P1">Edite o arquivo: # sudo gedit /etc/profile</text:p>
      <text:p text:style-name="P12">Adicione <text:span text:style-name="T12">no início do arquivo </text:span>a linha:</text:p>
      <text:p text:style-name="P12"><text:tab/>export LANG=pt_BR.iso88591</text:p>
      <text:p text:style-name="P1">Rode o comando: # sudo locale-gen pt_BR</text:p>
      <text:p text:style-name="P1">Rode o comando: # source /etc/profile</text:p>
      <text:p text:style-name="P1">Rode o comando: # sudo /etc/init.d/postgresql restart</text:p>
      <text:p text:style-name="P9"><text:span text:style-name="T1">Rode o comando: </text:span><text:span text:style-name="T4"># sudo -u postgres psql -f /var/www/siaudi2/script_Bd/siaudispb.sql -o /tmp/resultado.txt</text:span></text:p>
      <text:p text:style-name="P6"/>
      <text:p text:style-name="P1"/>
      <text:p text:style-name="P4">4. Configuração e Acesso ao SIAUDI</text:p>
      <text:p text:style-name="P5"/>
      <text:p text:style-name="P9"><text:span text:style-name="T2">4.1. Configuração da conexão com o BD</text:span> </text:p>
      <text:p text:style-name="P1">Edite o arquivo: # sudo gedit /var/www/siaudi2/protected/config/main.php</text:p>
      <text:p text:style-name="P1">Na linha 144 altere a string de conexão de acordo com o endereço do servidor de banco de dados (por padrão já está configurado para acesso via localhost):</text:p>
      <text:p text:style-name="P7">'db' =&gt; array(</text:p>
      <text:p text:style-name="P9"><text:span text:style-name="T6"><text:s text:c="12"/></text:span><text:span text:style-name="T5">'class' =&gt; 'application.components.MyDbConnection',</text:span></text:p>
      <text:p text:style-name="P9"><text:span text:style-name="T6"><text:s text:c="12"/></text:span><text:span text:style-name="T5">'connectionString' =&gt; 'pgsql:host=</text:span><text:span text:style-name="T7">localhost</text:span><text:span text:style-name="T5">;port=</text:span><text:span text:style-name="T7">5432</text:span><text:span text:style-name="T5">;dbname=bd_siaudi',</text:span></text:p>
      <text:p text:style-name="P9"><text:span text:style-name="T6"><text:s text:c="12"/></text:span><text:span text:style-name="T5">'emulatePrepare' =&gt; false,</text:span></text:p>
      <text:p text:style-name="P9"><text:span text:style-name="T6"><text:s text:c="12"/></text:span><text:span text:style-name="T5">'username' =&gt; '</text:span><text:span text:style-name="T7">usrsiaudi</text:span><text:span text:style-name="T5">',</text:span></text:p>
      <text:p text:style-name="P9"><text:span text:style-name="T6"><text:s text:c="12"/></text:span><text:span text:style-name="T5">'password' =&gt; '</text:span><text:span text:style-name="T7">!@#-usr-siaudi</text:span><text:span text:style-name="T5">',</text:span></text:p>
      <text:p text:style-name="P9"><text:span text:style-name="T6"><text:s text:c="12"/></text:span><text:span text:style-name="T5">'charset' =&gt; 'latin1',</text:span></text:p>
      <text:p text:style-name="P9"><text:span text:style-name="T6"><text:s text:c="12"/></text:span><text:span text:style-name="T5">'tablePrefix' =&gt; 'tb_',</text:span></text:p>
      <text:p text:style-name="P9"><text:span text:style-name="T6"><text:s text:c="12"/></text:span><text:span text:style-name="T5">'enableProfiling' =&gt; YII_DEBUG,</text:span></text:p>
      <text:p text:style-name="P9"><text:span text:style-name="T6"><text:s text:c="12"/></text:span><text:span text:style-name="T5">'enableParamLogging' =&gt; YII_DEBUG, <text:s text:c="2"/></text:span></text:p>
      <text:p text:style-name="P9"><text:span text:style-name="T6"><text:s text:c="8"/></text:span><text:span text:style-name="T1">),</text:span></text:p>
      <text:p text:style-name="P15"/>
      <text:p text:style-name="P15"><text:span text:style-name="T1">Certifique-se de que a porta de conexão com o banco na configuração acima seja a porta pela qual o banco escuta conexões.</text:span></text:p>
      <text:p text:style-name="P15"><text:span text:style-name="T1">O PostgreSQL geralmente tenta ser instalado na porta 5432 por padrão. Caso ele a encontre ocupada, utilizará a próxima porta que não estiver ocupada (5433, ou 5434 e assim por diante).</text:span></text:p>
      <text:p text:style-name="P16"><text:span text:style-name="T1">Para checar qual porta ele está utilizando, execute o comando abaixo:</text:span></text:p>
      <text:p text:style-name="P16"><text:span text:style-name="T1"># sudo gedit /etc/postgresql/9.3/main/postgresql.conf</text:span></text:p>
      <text:p text:style-name="P16"><text:span text:style-name="T1">Procure por “port”</text:span></text:p>
      <text:p text:style-name="P1"/>
      <text:p text:style-name="P4">4.3. Configuração do sistema</text:p>
      <text:p text:style-name="P8">Edite o arquivo: #sudo gedit /var/www/siaudi2/protected/config/main.php</text:p>
      <text:p text:style-name="P8">Popule o campo 'emailGrupoAuditoria' da variável 'params' da linha 240 do arquivo <text:soft-page-break/>usando um array PHP com os e-mails da auditoria que deverão receber todas as mensagens gerenciais do sistema (ex.: manifestações de auditados).</text:p>
      <text:p text:style-name="P8">'params' =&gt; array(</text:p>
      <text:p text:style-name="P8"/>
      <text:p text:style-name="P9"><text:span text:style-name="T9"><text:s text:c="8"/></text:span><text:span text:style-name="T8">// this is used in contact page</text:span></text:p>
      <text:p text:style-name="P8"/>
      <text:p text:style-name="P9"><text:span text:style-name="T9"><text:s text:c="8"/></text:span><text:span text:style-name="T8">'adminEmail' =&gt; 'email.de.contato@dominio.com.br',</text:span></text:p>
      <text:p text:style-name="P8"/>
      <text:p text:style-name="P9"><text:span text:style-name="T9"><text:s text:c="8"/></text:span><text:span text:style-name="T10">'emailGrupoAuditoria' =&gt; array(</text:span></text:p>
      <text:p text:style-name="P9"><text:span text:style-name="T11"><text:s text:c="16"/></text:span><text:span text:style-name="T10">'email_interessado_um@dominio.gov.br',</text:span></text:p>
      <text:p text:style-name="P9"><text:span text:style-name="T11"><text:s text:c="16"/></text:span><text:span text:style-name="T10">'email_interessado_dois@dominio.gov.br',</text:span></text:p>
      <text:p text:style-name="P9"><text:span text:style-name="T11"><text:s text:c="8"/></text:span><text:span text:style-name="T10">),</text:span></text:p>
      <text:p text:style-name="P8"/>
      <text:p text:style-name="P9"><text:span text:style-name="T9"><text:s text:c="8"/></text:span><text:span text:style-name="T8">//'dominioEmail' =&gt; '@dominio.com.br',</text:span></text:p>
      <text:p text:style-name="P8"/>
      <text:p text:style-name="P9"><text:span text:style-name="T9"><text:s text:c="8"/></text:span><text:span text:style-name="T8">'id_aplicacao' =&gt; 'SIAUDI2',</text:span></text:p>
      <text:p text:style-name="P8"/>
      <text:p text:style-name="P9"><text:span text:style-name="T9"><text:s text:c="8"/>… </text:span><text:span text:style-name="T8">(outras definições omitidas pela legibilidade)</text:span></text:p>
      <text:p text:style-name="P9"><text:span text:style-name="T9"><text:s text:c="4"/></text:span><text:span text:style-name="T8">),</text:span></text:p>
      <text:p text:style-name="P1"/>
      <text:p text:style-name="P1"/>
      <text:p text:style-name="P4">4.4. Acesso ao sistema</text:p>
      <text:p text:style-name="P9"><text:span text:style-name="T1">Rode o browser no endereço: "</text:span><text:span text:style-name="T3">http://localhost/siaudi2</text:span><text:span text:style-name="T1">"</text:span></text:p>
      <text:p text:style-name="P9"><text:span text:style-name="T1">Usuário: </text:span><text:span text:style-name="T3">siaudi.gerente</text:span></text:p>
      <text:p text:style-name="P9"><text:span text:style-name="T1">Senha: </text:span><text:span text:style-name="T3">1234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Droid Sans Fallback" svg:font-family="'Droid Sans Fallback', 'Times New Roman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list-style-name="WW8Num2" style:class="text">
      <style:paragraph-properties fo:margin-top="0.1665in" fo:margin-bottom="0.0835in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Droid Sans Fallback" style:font-family-asian="'Droid Sans Fallback', 'Times New Roman'" style:font-pitch-asian="variable" style:font-size-asian="24pt" style:font-weight-asian="bold" style:font-name-complex="FreeSans1" style:font-family-complex="FreeSans" style:font-pitch-complex="variable" style:font-size-complex="24pt" style:font-weight-complex="bold"/>
    </style:style>
    <style:style style:name="Caption_20__28_user_29_" style:display-name="Caption (user)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pitch-complex="variable"/>
    </style:style>
    <style:style style:name="Preformatted_20_Text_20__28_user_29_" style:display-name="Preformatted Text (user)" style:family="paragraph" style:parent-style-name="Standard">
      <style:paragraph-properties fo:margin-top="0in" fo:margin-bottom="0in" style:contextual-spacing="false"/>
      <style:text-properties style:font-name="Liberation Mono" fo:font-family="'Liberation Mono', 'Courier New'" style:font-family-generic="modern" fo:font-size="10pt" style:font-name-asian="Droid Sans Fallback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AÇÃO SIAUDI</dc:title>
    <meta:initial-creator>elite</meta:initial-creator>
    <meta:creation-date>2015-08-06T08:30:00</meta:creation-date>
    <dc:date>2016-02-23T10:52:38.200807359</dc:date>
    <meta:editing-cycles>23</meta:editing-cycles>
    <meta:editing-duration>PT19H6M49S</meta:editing-duration>
    <meta:generator>LibreOffice/4.2.8.2$Linux_X86_64 LibreOffice_project/420m0$Build-2</meta:generator>
    <meta:document-statistic meta:table-count="0" meta:image-count="0" meta:object-count="0" meta:page-count="3" meta:paragraph-count="85" meta:word-count="575" meta:character-count="4348" meta:non-whitespace-character-count="3634"/>
  </office:meta>
</office:document-meta>
</file>